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fo:font-size="14pt" officeooo:paragraph-rsid="0004ad41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4ad41" style:font-size-asian="14pt" style:font-size-complex="14pt"/>
    </style:style>
    <style:style style:name="P3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Times new roman" fo:font-size="14pt" officeooo:paragraph-rsid="000e7c4d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04ad41" style:font-size-asian="14pt" style:font-size-complex="14pt"/>
    </style:style>
    <style:style style:name="P5" style:family="paragraph" style:parent-style-name="Standard">
      <loext:graphic-properties draw:fill="none"/>
      <style:paragraph-properties fo:background-color="transparent"/>
      <style:text-properties style:font-name="Times new roman" fo:font-size="14pt" officeooo:rsid="000de1d4" officeooo:paragraph-rsid="000de1d4" style:font-size-asian="14pt" style:font-size-complex="14pt"/>
    </style:style>
    <style:style style:name="P6" style:family="paragraph" style:parent-style-name="Standard">
      <loext:graphic-properties draw:fill="none"/>
      <style:paragraph-properties fo:background-color="transparent"/>
      <style:text-properties style:font-name="Times new roman" fo:font-size="14pt" officeooo:paragraph-rsid="000de1d4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4ad41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background-color="transparent"/>
      <style:text-properties style:text-position="0% 100%" style:font-name="Times new roman" fo:font-size="14pt" fo:font-weight="normal" officeooo:rsid="0009e92e" officeooo:paragraph-rsid="000c7fce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background-color="transparent"/>
      <style:text-properties style:text-position="0% 100%" style:font-name="Times new roman" fo:font-size="14pt" fo:font-weight="normal" officeooo:rsid="000e7c4d" officeooo:paragraph-rsid="000e7c4d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text-align="center" style:justify-single-word="false" fo:background-color="transparent"/>
      <style:text-properties style:text-position="0% 100%" style:font-name="Times new roman" fo:font-size="14pt" fo:font-weight="normal" officeooo:rsid="000e7c4d" officeooo:paragraph-rsid="000e7c4d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4pt" officeooo:paragraph-rsid="0006522e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4pt" officeooo:paragraph-rsid="0004ad41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4pt" officeooo:rsid="0009e92e" officeooo:paragraph-rsid="0009e92e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4pt" officeooo:paragraph-rsid="000ba2a3" style:font-size-asian="14pt" style:font-size-complex="14pt"/>
    </style:style>
    <style:style style:name="P1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4pt" officeooo:rsid="000c7fce" officeooo:paragraph-rsid="000c7fce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4pt" officeooo:rsid="000dc134" officeooo:paragraph-rsid="000dc134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4pt" officeooo:paragraph-rsid="000de1d4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4pt" officeooo:paragraph-rsid="000e7c4d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fo:font-size="14pt" officeooo:paragraph-rsid="000fb667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style:font-name="Times new roman" fo:font-size="14pt" fo:font-weight="bold" officeooo:rsid="000c7fce" officeooo:paragraph-rsid="000c7fce" style:font-size-asian="14pt" style:font-weight-asian="bold" style:font-size-complex="14pt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09e92e" officeooo:paragraph-rsid="0009e92e"/>
    </style:style>
    <style:style style:name="P22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style:font-name="Times new roman" fo:font-size="14pt" officeooo:paragraph-rsid="0004ad41" style:font-size-asian="14pt" style:font-size-complex="14pt"/>
    </style:style>
    <style:style style:name="P23" style:family="paragraph" style:parent-style-name="Standard" style:list-style-name="L1">
      <loext:graphic-properties draw:fill="none"/>
      <style:paragraph-properties fo:background-color="transparent"/>
      <style:text-properties style:text-position="0% 100%" fo:font-weight="normal" officeooo:rsid="000ba2a3" officeooo:paragraph-rsid="000ba2a3" style:font-weight-asian="normal" style:font-weight-complex="normal"/>
    </style:style>
    <style:style style:name="P24" style:family="paragraph" style:parent-style-name="Standard" style:list-style-name="L1">
      <loext:graphic-properties draw:fill="none"/>
      <style:paragraph-properties fo:background-color="transparent"/>
      <style:text-properties style:text-position="0% 100%" fo:font-weight="normal" officeooo:rsid="000ba2a3" officeooo:paragraph-rsid="000c7fce" style:font-weight-asian="normal" style:font-weight-complex="normal"/>
    </style:style>
    <style:style style:name="P25" style:family="paragraph" style:parent-style-name="Standard" style:list-style-name="L2">
      <loext:graphic-properties draw:fill="none"/>
      <style:paragraph-properties fo:background-color="transparent"/>
      <style:text-properties style:font-name="Times new roman" fo:font-size="14pt" officeooo:rsid="0009e92e" officeooo:paragraph-rsid="0009e92e" style:font-size-asian="14pt" style:font-size-complex="14pt"/>
    </style:style>
    <style:style style:name="P26" style:family="paragraph" style:parent-style-name="Standard" style:list-style-name="L2">
      <loext:graphic-properties draw:fill="none"/>
      <style:paragraph-properties fo:background-color="transparent"/>
      <style:text-properties style:font-name="Times new roman" fo:font-size="14pt" officeooo:paragraph-rsid="0009e92e" style:font-size-asian="14pt" style:font-size-complex="14pt"/>
    </style:style>
    <style:style style:name="P27" style:family="paragraph" style:parent-style-name="Standard" style:list-style-name="L3">
      <loext:graphic-properties draw:fill="none"/>
      <style:paragraph-properties fo:background-color="transparent"/>
      <style:text-properties style:font-name="Times new roman" fo:font-size="14pt" officeooo:rsid="000de1d4" officeooo:paragraph-rsid="000de1d4" style:font-size-asian="14pt" style:font-size-complex="14pt"/>
    </style:style>
    <style:style style:name="P28" style:family="paragraph" style:parent-style-name="Standard" style:list-style-name="L4">
      <loext:graphic-properties draw:fill="none"/>
      <style:paragraph-properties fo:background-color="transparent"/>
      <style:text-properties style:font-name="Times new roman" fo:font-size="14pt" officeooo:rsid="000de1d4" officeooo:paragraph-rsid="000de1d4" style:font-size-asian="14pt" style:font-size-complex="14pt"/>
    </style:style>
    <style:style style:name="P29" style:family="paragraph" style:parent-style-name="Standard" style:list-style-name="L5">
      <loext:graphic-properties draw:fill="none"/>
      <style:paragraph-properties fo:background-color="transparent"/>
      <style:text-properties style:font-name="Times new roman" fo:font-size="14pt" officeooo:rsid="000e7c4d" officeooo:paragraph-rsid="000e7c4d" style:font-size-asian="14pt" style:font-size-complex="14pt"/>
    </style:style>
    <style:style style:name="P30" style:family="paragraph" style:parent-style-name="Standard" style:list-style-name="L5">
      <loext:graphic-properties draw:fill="none"/>
      <style:paragraph-properties fo:background-color="transparent"/>
      <style:text-properties style:font-name="Times new roman" fo:font-size="14pt" officeooo:paragraph-rsid="000e7c4d" style:font-size-asian="14pt" style:font-size-complex="14pt"/>
    </style:style>
    <style:style style:name="P31" style:family="paragraph" style:parent-style-name="Standard" style:list-style-name="L5">
      <loext:graphic-properties draw:fill="none"/>
      <style:paragraph-properties fo:background-color="transparent"/>
      <style:text-properties style:font-name="Times new roman" fo:font-size="14pt" officeooo:rsid="000fb667" officeooo:paragraph-rsid="000fb667" style:font-size-asian="14pt" style:font-size-complex="14pt"/>
    </style:style>
    <style:style style:name="P32" style:family="paragraph" style:parent-style-name="Standard" style:list-style-name="L6">
      <loext:graphic-properties draw:fill="none"/>
      <style:paragraph-properties fo:background-color="transparent"/>
      <style:text-properties style:font-name="Times new roman" fo:font-size="14pt" officeooo:rsid="000fb667" officeooo:paragraph-rsid="000fb667" style:font-size-asian="14pt" style:font-size-complex="14pt"/>
    </style:style>
    <style:style style:name="T1" style:family="text">
      <style:text-properties officeooo:rsid="0004ad41"/>
    </style:style>
    <style:style style:name="T2" style:family="text">
      <style:text-properties officeooo:rsid="00050170"/>
    </style:style>
    <style:style style:name="T3" style:family="text">
      <style:text-properties officeooo:rsid="0006522e"/>
    </style:style>
    <style:style style:name="T4" style:family="text">
      <style:text-properties officeooo:rsid="0006fcde"/>
    </style:style>
    <style:style style:name="T5" style:family="text">
      <style:text-properties officeooo:rsid="0009e92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ba2a3" style:font-weight-asian="bold" style:font-weight-complex="bold"/>
    </style:style>
    <style:style style:name="T8" style:family="text">
      <style:text-properties fo:font-weight="bold" officeooo:rsid="000c7fce" style:font-weight-asian="bold" style:font-weight-complex="bold"/>
    </style:style>
    <style:style style:name="T9" style:family="text">
      <style:text-properties fo:font-weight="bold" officeooo:rsid="000e7c4d" style:font-weight-asian="bold" style:font-weight-complex="bold"/>
    </style:style>
    <style:style style:name="T10" style:family="text">
      <style:text-properties fo:font-weight="bold" officeooo:rsid="000fb667" style:font-weight-asian="bold" style:font-weight-complex="bold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style:font-name="Times new roman" fo:font-size="14pt" officeooo:rsid="0009e92e" style:font-size-asian="14pt" style:font-size-complex="14pt"/>
    </style:style>
    <style:style style:name="T13" style:family="text">
      <style:text-properties style:font-name="Times new roman" fo:font-size="14pt" officeooo:rsid="000c7fce" style:font-size-asian="14pt" style:font-size-complex="14pt"/>
    </style:style>
    <style:style style:name="T1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 fo:font-weight="bold" officeooo:rsid="0009e92e" style:font-size-asian="14pt" style:font-weight-asian="bold" style:font-size-complex="14pt" style:font-weight-complex="bold"/>
    </style:style>
    <style:style style:name="T16" style:family="text">
      <style:text-properties style:text-position="sub 58%"/>
    </style:style>
    <style:style style:name="T17" style:family="text">
      <style:text-properties style:text-position="sub 58%" style:font-name="Times new roman" fo:font-size="14pt" fo:font-weight="bold" officeooo:rsid="0009e92e" style:font-size-asian="14pt" style:font-weight-asian="bold" style:font-size-complex="14pt" style:font-weight-complex="bold"/>
    </style:style>
    <style:style style:name="T18" style:family="text">
      <style:text-properties style:text-position="sub 58%" fo:font-weight="bold" style:font-weight-asian="bold" style:font-weight-complex="bold"/>
    </style:style>
    <style:style style:name="T19" style:family="text">
      <style:text-properties style:text-position="sub 58%" fo:font-weight="bold" officeooo:rsid="000ba2a3" style:font-weight-asian="bold" style:font-weight-complex="bold"/>
    </style:style>
    <style:style style:name="T20" style:family="text">
      <style:text-properties style:text-position="sub 58%" fo:font-weight="bold" officeooo:rsid="0009e92e" style:font-weight-asian="bold" style:font-weight-complex="bold"/>
    </style:style>
    <style:style style:name="T21" style:family="text">
      <style:text-properties style:text-position="sub 58%" fo:font-weight="bold" officeooo:rsid="000e7c4d" style:font-weight-asian="bold" style:font-weight-complex="bold"/>
    </style:style>
    <style:style style:name="T22" style:family="text">
      <style:text-properties style:text-position="sub 58%" fo:font-weight="bold" officeooo:rsid="000fb667" style:font-weight-asian="bold" style:font-weight-complex="bold"/>
    </style:style>
    <style:style style:name="T23" style:family="text">
      <style:text-properties officeooo:rsid="000ba2a3"/>
    </style:style>
    <style:style style:name="T24" style:family="text">
      <style:text-properties style:text-position="0% 100%"/>
    </style:style>
    <style:style style:name="T25" style:family="text">
      <style:text-properties style:text-position="0% 100%" fo:font-weight="normal" style:font-weight-asian="normal" style:font-weight-complex="normal"/>
    </style:style>
    <style:style style:name="T26" style:family="text">
      <style:text-properties style:text-position="0% 100%" fo:font-weight="normal" officeooo:rsid="000e7c4d" style:font-weight-asian="normal" style:font-weight-complex="normal"/>
    </style:style>
    <style:style style:name="T27" style:family="text">
      <style:text-properties style:text-position="0% 100%" fo:font-weight="normal" officeooo:rsid="000fb667" style:font-weight-asian="normal" style:font-weight-complex="normal"/>
    </style:style>
    <style:style style:name="T28" style:family="text">
      <style:text-properties style:text-position="0% 100%" fo:font-weight="bold" style:font-weight-asian="bold" style:font-weight-complex="bold"/>
    </style:style>
    <style:style style:name="T29" style:family="text">
      <style:text-properties style:text-position="0% 100%" fo:font-weight="bold" officeooo:rsid="000e7c4d" style:font-weight-asian="bold" style:font-weight-complex="bold"/>
    </style:style>
    <style:style style:name="T30" style:family="text">
      <style:text-properties style:text-position="0% 100%" fo:font-weight="bold" officeooo:rsid="000fb667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0e7c4d" style:font-weight-asian="normal" style:font-weight-complex="normal"/>
    </style:style>
    <style:style style:name="T33" style:family="text">
      <style:text-properties officeooo:rsid="000de1d4"/>
    </style:style>
    <style:style style:name="T34" style:family="text">
      <style:text-properties officeooo:rsid="000e7c4d"/>
    </style:style>
    <style:style style:name="T35" style:family="text">
      <style:text-properties officeooo:rsid="000fb6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руппа: <text:span text:style-name="T1">ИУ5-21</text:span></text:p>
      <text:p text:style-name="P1">Студент: <text:span text:style-name="T1">Белоусов</text:span></text:p>
      <text:p text:style-name="P1"/>
      <text:p text:style-name="P7"><text:s/>Отчет</text:p>
      <text:p text:style-name="P2"><text:s/>по домашнему заданию № 1 </text:p>
      <text:p text:style-name="P2">по дисциплине “Архитектура АСОИУ”</text:p>
      <text:p text:style-name="P22">1. Объект моделирования — «<text:span text:style-name="T3">Водонагреватель».</text:span></text:p>
      <text:p text:style-name="P12"/>
      <text:p text:style-name="P11">2. Физический смысл объекта моделирования:</text:p>
      <text:p text:style-name="P11"><text:span text:style-name="T3">Объект «Водонагреватель» - электрическое</text:span> <text:span text:style-name="T2">устройство для нагрева воды до требуемой температуры, введенной пользователем.</text:span> </text:p>
      <text:p text:style-name="P11"/>
      <text:p text:style-name="P11">3. Цели объекта моделирования:</text:p>
      <text:p text:style-name="P13">Целью <text:span text:style-name="T6">Ц</text:span> является удовлетворение потребности пользователя в воде, нужной ему температуры.</text:p>
      <text:p text:style-name="P21"><text:span text:style-name="T11">Чтобы достичь цель </text:span><text:span text:style-name="T14">Ц </text:span><text:span text:style-name="T11">— необходимо:</text:span></text:p>
      <text:list xml:id="list3756863647962681628" text:style-name="L1">
        <text:list-item>
          <text:p text:style-name="P23"><text:span text:style-name="T13">п</text:span><text:span text:style-name="T11">редоставить пользователю воду, нужной ему температуры — подцель </text:span><text:span text:style-name="T15">Ц</text:span><text:span text:style-name="T17">1</text:span><text:span text:style-name="T12">,</text:span></text:p>
        </text:list-item>
        <text:list-item>
          <text:p text:style-name="P23"><text:span text:style-name="T13">п</text:span><text:span text:style-name="T11">редоставить пользователю необходимы ему объем воды - </text:span><text:span text:style-name="T12"><text:s/>подцель </text:span><text:span text:style-name="T15">Ц</text:span><text:span text:style-name="T17">2</text:span><text:span text:style-name="T12">,</text:span></text:p>
        </text:list-item>
        <text:list-item>
          <text:p text:style-name="P23"><text:span text:style-name="T13">п</text:span><text:span text:style-name="T11">редоставить воду пользователю в веденное им время - </text:span><text:span text:style-name="T12">подцель </text:span><text:span text:style-name="T15">Ц</text:span><text:span text:style-name="T17">3</text:span><text:span text:style-name="T12">,</text:span></text:p>
        </text:list-item>
        <text:list-item>
          <text:p text:style-name="P24"><text:span text:style-name="T13">с</text:span><text:span text:style-name="T11">охранять </text:span><text:span text:style-name="T13">температуру воды в течение некоторого времени — подцель </text:span><text:span text:style-name="T12">подцель </text:span><text:span text:style-name="T15">Ц</text:span><text:span text:style-name="T17">4</text:span><text:span text:style-name="T12">.</text:span></text:p>
        </text:list-item>
      </text:list>
      <text:p text:style-name="P8"/>
      <text:p text:style-name="P14">4. Выходной вектор <text:span text:style-name="T6">Y</text:span></text:p>
      <text:p text:style-name="P14">Выходной вектор <text:span text:style-name="T6">Y</text:span> имеет <text:span text:style-name="T23">четыре</text:span> компоненты, соответствующие подцелям <text:span text:style-name="T6">Ц</text:span><text:span text:style-name="T18">1</text:span>,<text:span text:style-name="T6"> Ц</text:span><text:span text:style-name="T18">2</text:span>, <text:span text:style-name="T6">Ц</text:span><text:span text:style-name="T18">3</text:span>, <text:span text:style-name="T7">Ц</text:span><text:span text:style-name="T19">4</text:span>:</text:p>
      <text:list xml:id="list7485884896560891712" text:style-name="L2">
        <text:list-item>
          <text:p text:style-name="P25">нагреть воду до введенной пользователем температуры <text:span text:style-name="T8">y</text:span><text:span text:style-name="T18">1</text:span>,</text:p>
        </text:list-item>
        <text:list-item>
          <text:p text:style-name="P25">нагреть введенный пользователем объем воды <text:span text:style-name="T8">y</text:span><text:span text:style-name="T18">2</text:span>,</text:p>
        </text:list-item>
        <text:list-item>
          <text:p text:style-name="P25">нагреть воду к введенному пользователем времени <text:span text:style-name="T8">y</text:span><text:span text:style-name="T18">3</text:span><text:span text:style-name="T16">,</text:span></text:p>
        </text:list-item>
        <text:list-item>
          <text:p text:style-name="P26"><text:span text:style-name="T5">поддержание уровня температуры воды после ее нагрева </text:span><text:span text:style-name="T8">y</text:span><text:span text:style-name="T20">4.</text:span></text:p>
        </text:list-item>
      </text:list>
      <text:p text:style-name="P15">В итоге:</text:p>
      <text:p text:style-name="P20">Y <text:span text:style-name="T31">= {</text:span>y<text:span text:style-name="T16">1</text:span><text:span text:style-name="T31">, </text:span>y<text:span text:style-name="T16">2</text:span><text:span text:style-name="T31">, </text:span>y<text:span text:style-name="T16">3</text:span><text:span text:style-name="T31">, </text:span>y<text:span text:style-name="T16">4</text:span><text:span text:style-name="T31">}</text:span></text:p>
      <text:p text:style-name="P11">5. Идентификация окружающей среды</text:p>
      <text:p text:style-name="P16">Существенными факторами являются:</text:p>
      <text:list xml:id="list5851588143907528345" text:style-name="L3">
        <text:list-item>
          <text:p text:style-name="P27">пользователь <text:span text:style-name="T6">П</text:span>,</text:p>
        </text:list-item>
        <text:list-item>
          <text:p text:style-name="P27">электросеть <text:span text:style-name="T6">Э</text:span>,</text:p>
        </text:list-item>
        <text:list-item>
          <text:p text:style-name="P27">приходящая в водонагреватель вода<text:span text:style-name="T6"> В</text:span>,</text:p>
        </text:list-item>
        <text:list-item>
          <text:p text:style-name="P27">окружающая среда (воздух, <text:span text:style-name="T34">солнечная энергия</text:span>)<text:span text:style-name="T6"> ОС</text:span>. </text:p>
        </text:list-item>
      </text:list>
      <text:p text:style-name="P5">Перечисленные факторы продуцируют взаимосвязи, направленные от окружающей среды к объекту моделирования.</text:p>
      <text:p text:style-name="P6"/>
      <text:p text:style-name="P17"><text:span text:style-name="T33">6</text:span>. Входной вектор <text:span text:style-name="T6">Х</text:span></text:p>
      <text:p text:style-name="P17">Компонентами входного вектора <text:span text:style-name="T6">Х</text:span> являются следующие элементы:</text:p>
      <text:list xml:id="list940282672937214706" text:style-name="L4">
        <text:list-item>
          <text:p text:style-name="P28">температура <text:span text:style-name="T6">В</text:span><text:span text:style-name="T31"> — </text:span><text:span text:style-name="T6">х</text:span><text:span text:style-name="T18">1</text:span><text:span text:style-name="T25">,</text:span></text:p>
        </text:list-item>
        <text:list-item>
          <text:p text:style-name="P28"><text:span text:style-name="T25">характеристики </text:span><text:span text:style-name="T28">Э</text:span><text:span text:style-name="T25"> — </text:span><text:span text:style-name="T28">х</text:span><text:span text:style-name="T18">2</text:span><text:span text:style-name="T25">.</text:span></text:p>
        </text:list-item>
      </text:list>
      <text:p text:style-name="P6"><text:soft-page-break/>В итоге: <text:span text:style-name="T6">Х</text:span> = {<text:span text:style-name="T6">х</text:span><text:span text:style-name="T18">1</text:span>, <text:span text:style-name="T6">х</text:span><text:span text:style-name="T18">2</text:span>}</text:p>
      <text:p text:style-name="P6"/>
      <text:p text:style-name="P18"><text:span text:style-name="T34">7</text:span>. Вектор возмущающих воздействий <text:span text:style-name="T6">W</text:span></text:p>
      <text:p text:style-name="P18">Компонентами вектора возмущающих воздействий <text:span text:style-name="T6">W</text:span> являются следующие элементы:</text:p>
      <text:list xml:id="list8575495481691099409" text:style-name="L5">
        <text:list-item>
          <text:p text:style-name="P29">изменение физических свойств (теплоемкости) <text:span text:style-name="T6">В</text:span><text:span text:style-name="T31"> — </text:span><text:span text:style-name="T6">w</text:span><text:span text:style-name="T18">1</text:span><text:span text:style-name="T25">,</text:span></text:p>
        </text:list-item>
        <text:list-item>
          <text:p text:style-name="P30"><text:span text:style-name="T32">изменение температуры </text:span><text:span text:style-name="T9">ОС</text:span><text:span text:style-name="T32"> — </text:span><text:span text:style-name="T9">w</text:span><text:span text:style-name="T21">2</text:span><text:span text:style-name="T26">,</text:span></text:p>
        </text:list-item>
        <text:list-item>
          <text:p text:style-name="P29"><text:span text:style-name="T25">сбои в работе </text:span><text:span text:style-name="T28">Э</text:span><text:span text:style-name="T25"> — </text:span><text:span text:style-name="T28">w</text:span><text:span text:style-name="T18">3</text:span><text:span text:style-name="T25">,</text:span></text:p>
        </text:list-item>
        <text:list-item>
          <text:p text:style-name="P31"><text:span text:style-name="T25">требования пожарной безопасности - </text:span><text:span text:style-name="T28">w</text:span><text:span text:style-name="T18">4</text:span></text:p>
        </text:list-item>
      </text:list>
      <text:p text:style-name="P9">В итоге: </text:p>
      <text:p text:style-name="P3"><text:span text:style-name="T29">W</text:span><text:span text:style-name="T26"> = {</text:span><text:span text:style-name="T29">w</text:span><text:span text:style-name="T21">1</text:span><text:span text:style-name="T26">, </text:span><text:span text:style-name="T29">w</text:span><text:span text:style-name="T21">2</text:span><text:span text:style-name="T26">, </text:span><text:span text:style-name="T29">w</text:span><text:span text:style-name="T21">3</text:span><text:span text:style-name="T26">, </text:span><text:span text:style-name="T30">w</text:span><text:span text:style-name="T22">4</text:span><text:span text:style-name="T26">}</text:span></text:p>
      <text:p text:style-name="P10"/>
      <text:p text:style-name="P18"><text:span text:style-name="T34">8</text:span>. Вектор управляющих воздействий <text:span text:style-name="T6">U</text:span></text:p>
      <text:p text:style-name="P18"><text:s/>Компонентами вектора управляющих воздействий<text:span text:style-name="T6"> U</text:span> являются следующие элементы, обусловленные фактором <text:span text:style-name="T6">П</text:span>:</text:p>
      <text:list xml:id="list7040726947848517559" text:style-name="L6">
        <text:list-item>
          <text:p text:style-name="P32">Ввод температуры, до которой должна быть нагрета вода, <text:span text:style-name="T6">П —</text:span><text:span text:style-name="T31"> </text:span><text:span text:style-name="T6">u</text:span><text:span text:style-name="T18">1</text:span><text:span text:style-name="T25">,</text:span></text:p>
        </text:list-item>
        <text:list-item>
          <text:p text:style-name="P32">Ввод объема воды, который должен быть нагрет, <text:span text:style-name="T6">П —</text:span><text:span text:style-name="T31"> </text:span><text:span text:style-name="T6">u</text:span><text:span text:style-name="T18">2</text:span><text:span text:style-name="T25">,</text:span></text:p>
        </text:list-item>
        <text:list-item>
          <text:p text:style-name="P32"><text:span text:style-name="T25">Ввод времени, к которому вода должна быть нагрета </text:span><text:span text:style-name="T28">П —</text:span><text:span text:style-name="T25"> </text:span><text:span text:style-name="T28">u</text:span><text:span text:style-name="T18">3.</text:span></text:p>
        </text:list-item>
      </text:list>
      <text:p text:style-name="P18"><text:s/>В итоге:</text:p>
      <text:p text:style-name="P19"><text:s/><text:span text:style-name="T6">U</text:span> = {<text:span text:style-name="T10">u</text:span><text:span text:style-name="T22">1</text:span><text:span text:style-name="T27">, </text:span><text:span text:style-name="T30">u</text:span><text:span text:style-name="T22">2</text:span><text:span text:style-name="T27">, </text:span><text:span text:style-name="T30">u</text:span><text:span text:style-name="T22">3</text:span>}</text:p>
      <text:p text:style-name="P12"><text:span text:style-name="T4">9</text:span>.Графический вид искомой модели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Подпись: </text:p>
      <text:p text:style-name="P4">Дата: <text:span text:style-name="T35">03.05.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23:01:12.419770351</meta:creation-date>
    <dc:date>2018-05-09T18:02:56.716048317</dc:date>
    <meta:editing-duration>PT34M52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53" meta:word-count="322" meta:character-count="2185" meta:non-whitespace-character-count="1914"/>
  </office:meta>
</office:document-meta>
</file>